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39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12.799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11.446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12.088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  <style:text-properties fo:font-weight="normal" style:font-weight-asian="normal" style:font-weight-complex="normal"/>
    </style:style>
    <style:style style:name="P4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font-size="18pt" style:font-size-asian="18pt" style:font-size-complex="18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  <style:text-properties style:font-name="Droid Sans Mono1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8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0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5pt" fo:font-weight="normal" fo:background-color="#ffdbb6" style:font-size-asian="15pt" style:font-weight-asian="normal" style:font-size-complex="15pt" style:font-weight-complex="normal"/>
    </style:style>
    <style:style style:name="T17" style:family="text">
      <style:text-properties fo:font-size="15pt" fo:font-weight="normal" style:font-size-asian="15pt" style:font-weight-asian="normal" style:font-size-complex="15pt" style:font-weight-complex="normal"/>
    </style:style>
    <style:style style:name="T18" style:family="text">
      <style:text-properties fo:font-size="18pt" style:text-underline-style="none" style:font-size-asian="18pt" style:font-size-complex="18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5pt" fo:font-style="normal" fo:text-shadow="none" style:text-underline-style="none" fo:font-weight="normal" style:letter-kerning="true" fo:background-color="#ffdbb6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5pt" fo:background-color="#ffdbb6" style:font-size-asian="15pt" style:font-size-complex="15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24" style:family="text">
      <style:text-properties style:font-name="Droid Sans Mono1" fo:font-size="16pt" style:font-size-asian="16pt" style:font-size-complex="16pt"/>
    </style:style>
    <style:style style:name="T25" style:family="text">
      <style:text-properties style:font-name="Droid Sans Mono1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5">язык как средство познания мира</text:span></text:p>
            <text:p text:style-name="P3"><text:span text:style-name="T6"/></text:p>
            <text:p text:style-name="P3"><text:span text:style-name="T6">сегментация на объекты</text:span></text:p>
            <text:p text:style-name="P3"><text:span text:style-name="T6"/></text:p>
            <text:p text:style-name="P3"><text:span text:style-name="T6">классификация наблюдаемых явлений</text:span></text:p>
            <text:p text:style-name="P3"><text:span text:style-name="T6"/></text:p>
            <text:p text:style-name="P3"><text:span text:style-name="T6">обобщения </text:span></text:p>
            <text:p text:style-name="P3"><text:span text:style-name="T6"/></text:p>
            <text:p text:style-name="P3"><text:span text:style-name="T6">упорядочение окружающей действительности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4" draw:text-style-name="P7" draw:layer="layout" svg:width="20.6cm" svg:height="8.8cm" svg:x="4.2cm" svg:y="6.4cm">
          <draw:text-box>
            <text:p text:style-name="P6"><text:span text:style-name="T5">о языке и задаче автоматической его обработки <text:s/></text:span></text:p>
            <text:p text:style-name="P6"><text:span text:style-name="T7"/></text:p>
            <text:p text:style-name="P6"><text:span text:style-name="T8">обработка текстов на естественном языке (ЕЯ)</text:span></text:p>
            <text:p text:style-name="P6"><text:span text:style-name="T9">Natural Language Processing (NLP)</text:span></text:p>
            <text:p text:style-name="P6"><text:span text:style-name="T10"/></text:p>
            <text:p text:style-name="P6"><text:span text:style-name="T11">NLU / natural language understatnding</text:span></text:p>
            <text:p text:style-name="P6"><text:span text:style-name="T11"/></text:p>
            <text:p text:style-name="P6"><text:span text:style-name="T11">NLG / natural language generation</text:span></text:p>
            <text:p text:style-name="P6"><text:span text:style-name="T11"/></text:p>
            <text:p text:style-name="P6"><text:span text:style-name="T11">SP / speech processing (recognition/generation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 text:style-name="P6"><text:span text:style-name="T4">Введение в NLP</text:span></text:p>
          </draw:text-box>
        </draw:frame>
        <draw:frame presentation:style-name="pr5" draw:text-style-name="P7" draw:layer="layout" svg:width="25.4cm" svg:height="12.85cm" svg:x="1cm" svg:y="4.201cm">
          <draw:text-box>
            <text:p text:style-name="P6"><text:span text:style-name="T5">обработка текстов на естественном языке </text:span></text:p>
            <text:p text:style-name="P6"><text:span text:style-name="T10"/></text:p>
            <text:p text:style-name="P6"><text:span text:style-name="T12">NLP/ NLU <text:s/>- natural language understatnding</text:span><text:span text:style-name="T12"><text:line-break/></text:span><text:span text:style-name="T12"/></text:p>
            <text:p text:style-name="P6"><text:span text:style-name="T11">- машинный перевод</text:span></text:p>
            <text:p text:style-name="P6"><text:span text:style-name="T13"/></text:p>
            <text:p text:style-name="P6"><text:span text:style-name="T13">- классификация текстов (</text:span><text:span text:style-name="T11">оценка тона и т.п.)</text:span></text:p>
            <text:p text:style-name="P6"><text:span text:style-name="T11"/></text:p>
            <text:p text:style-name="P6"><text:span text:style-name="T11">- извлечение именованных сущностей, (named-entity recognition, NER)</text:span></text:p>
            <text:p text:style-name="P6"><text:span text:style-name="T11"/></text:p>
            <text:p text:style-name="P6"><text:span text:style-name="T11">- извлечения фактов и отношений (relation extraction)</text:span></text:p>
            <text:p text:style-name="P6"><text:span text:style-name="T11"/></text:p>
            <text:p text:style-name="P6"><text:span text:style-name="T11">- диалоговые системы (чат-боты)</text:span></text:p>
            <text:p text:style-name="P6"><text:span text:style-name="T11"/></text:p>
            <text:p text:style-name="P6"><text:span text:style-name="T11">- реферирование (summarization)</text:span></text:p>
            <text:p text:style-name="P6"><text:span text:style-name="T11"/></text:p>
            <text:p text:style-name="P6"><text:span text:style-name="T11">- поиск обоснования в тексте (argumentation mining)</text:span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7" draw:layer="layout" svg:width="25.8cm" svg:height="12.649cm" svg:x="1.2cm" svg:y="4.154cm">
          <draw:text-box>
            <text:p text:style-name="P6"><text:span text:style-name="T11"/></text:p>
            <text:p text:style-name="P6"><text:span text:style-name="T7">Сложности автоматической обработки текстов - неоднозначности в языке</text:span></text:p>
            <text:p text:style-name="P6"><text:span text:style-name="T9"/></text:p>
            <text:p text:style-name="P8"><text:span text:style-name="T14">омонимия</text:span><text:span text:style-name="T13"> - случайное совпадение слов </text:span></text:p>
            <text:p text:style-name="P8"><text:span text:style-name="T15"/></text:p>
            <text:p text:style-name="P8"><text:span text:style-name="T16"><text:s/></text:span><text:span text:style-name="T16">ключ, лук, замок, печь </text:span></text:p>
            <text:p text:style-name="P6"><text:span text:style-name="T14"/></text:p>
            <text:p text:style-name="P8"><text:span text:style-name="T14">полисемия</text:span><text:span text:style-name="T13"> - несколько значений, связанных исторически </text:span></text:p>
            <text:p text:style-name="P8"><text:span text:style-name="T17"/></text:p>
            <text:p text:style-name="P8"><text:span text:style-name="T16"><text:s/></text:span><text:span text:style-name="T16">стол &lt;организация или объект&gt; </text:span></text:p>
            <text:p text:style-name="P6"><text:span text:style-name="T12"/></text:p>
            <text:p text:style-name="P6"><text:span text:style-name="T12">местоименная анафора</text:span><text:span text:style-name="T18"> — ссылки на контекст</text:span></text:p>
            <text:p text:style-name="P6"><text:span text:style-name="T11"/></text:p>
            <text:p text:style-name="P6"><text:span text:style-name="T19"><text:s/></text:span><text:span text:style-name="T19">Прискакал принц на белом коне. Принцесса выбежала ему навстречу и поцеловала его &lt;...</text:span><text:span text:style-name="T20">принца&gt; . </text:span></text:p>
            <text:p text:style-name="P6"><text:span text:style-name="T11"/></text:p>
            <text:p text:style-name="P6"><text:span text:style-name="T12">эллипсис</text:span><text:span text:style-name="T18"> -</text:span><text:span text:style-name="T11"> пропуски в тексте</text:span></text:p>
            <text:p text:style-name="P6"><text:span text:style-name="T11"/></text:p>
            <text:p text:style-name="P6"><text:span text:style-name="T20">Он не может решить задачу, а я знаю как &lt;...решить задачу&gt;.</text:span></text:p>
            <text:p text:style-name="P6"><text:span text:style-name="T21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 text:style-name="P6"><text:span text:style-name="T4">Введение в NLP</text:span></text:p>
          </draw:text-box>
        </draw:frame>
        <draw:frame draw:style-name="gr2" draw:text-style-name="P10" draw:layer="layout" svg:width="16.356cm" svg:height="1.073cm" svg:x="1.2cm" svg:y="19cm">
          <draw:text-box>
            <text:p text:style-name="P9"><text:span text:style-name="T22"><text:a xlink:href="https://habr.com/ru/company/abbyy/blog/437008/" xlink:type="simple">https://habr.com/ru/company/abbyy/blog/437008/</text:a></text:span></text:p>
            <text:p text:style-name="P9"><text:span text:style-name="T22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13" draw:layer="layout" svg:width="19.2cm" svg:height="12.088cm" svg:x="3.2cm" svg:y="4.154cm">
          <draw:text-box>
            <text:p text:style-name="P11"><text:span text:style-name="T5">извлечение признаков из текста</text:span></text:p>
            <text:p text:style-name="P11"><text:span text:style-name="T11"/></text:p>
            <text:p text:style-name="P11"><text:span text:style-name="T11"/></text:p>
            <text:p text:style-name="P11"><text:span text:style-name="T11">предварительная очистка</text:span></text:p>
            <text:p text:style-name="P11"><text:span text:style-name="T11"/></text:p>
            <text:p text:style-name="P12"><text:span text:style-name="T11">токенизация</text:span></text:p>
            <text:p text:style-name="P12"><text:span text:style-name="T11"/></text:p>
            <text:p text:style-name="P12"><text:span text:style-name="T11">дополнительная очистка</text:span></text:p>
            <text:p text:style-name="P12"><text:span text:style-name="T11"/></text:p>
            <text:p text:style-name="P11"><text:span text:style-name="T11">составление словаря</text:span></text:p>
            <text:p text:style-name="P11"><text:span text:style-name="T11"/></text:p>
            <text:p text:style-name="P11"><text:span text:style-name="T11">частотный анализ текстов по словарю</text:span></text:p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1">( bag of words, BoW)</text:span></text:p>
            <text:p text:style-name="P6"><text:span text:style-name="T11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 text:style-name="P6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" draw:text-style-name="P15" draw:layer="layout" svg:width="25.8cm" svg:height="13.552cm" svg:x="1.4cm" svg:y="4.6cm">
          <draw:text-box>
            <text:p><text:span text:style-name="T23">Литература</text:span></text:p>
            <text:p><text:span text:style-name="T24"/></text:p>
            <text:p text:style-name="P14"><text:span text:style-name="T24">git clone </text:span><text:span text:style-name="T24"><text:a xlink:href="https://github.com/mechanoid5/ml_nlp" xlink:type="simple">https://github.com/mechanoid5/ml_nlp</text:a></text:span></text:p>
            <text:p text:style-name="P14"><text:span text:style-name="T25"/></text:p>
            <text:p><text:span text:style-name="T24">git clone </text:span><text:span text:style-name="T24"><text:a xlink:href="https://github.com/mechanoid5/ml_lectorium" xlink:type="simple">https://github.com/mechanoid5/ml_lectorium</text:a></text:span></text:p>
            <text:p><text:span text:style-name="T24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 text:style-name="P6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1-31T17:28:00.428349438</dc:date>
    <meta:editing-duration>P2DT16H28M16S</meta:editing-duration>
    <meta:editing-cycles>659</meta:editing-cycles>
    <meta:generator>LibreOffice/7.2.5.2.0$Linux_X86_64 LibreOffice_project/20$Build-2</meta:generator>
    <meta:document-statistic meta:object-count="61"/>
  </office:meta>
</office:document-meta>
</file>